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258cm"/>
    </style:style>
    <style:style style:name="gr3" style:family="graphic" style:parent-style-name="standard">
      <style:graphic-properties draw:stroke="none" svg:stroke-color="#000000" draw:fill="none" draw:fill-color="#ffffff" fo:min-height="0.31cm"/>
    </style:style>
    <style:style style:name="gr4" style:family="graphic" style:parent-style-name="standard">
      <style:graphic-properties draw:stroke="none" svg:stroke-color="#000000" draw:fill="none" draw:fill-color="#ffffff" fo:min-height="0.31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standard">
      <style:graphic-properties draw:stroke="none" svg:stroke-color="#000000" draw:fill="none" draw:fill-color="#ffffff" fo:min-height="0.357cm"/>
    </style:style>
    <style:style style:name="gr8" style:family="graphic" style:parent-style-name="standard">
      <style:graphic-properties draw:stroke="none" svg:stroke-color="#000000" draw:fill="none" draw:fill-color="#ffffff" fo:min-height="0.254cm"/>
    </style:style>
    <style:style style:name="gr9" style:family="graphic" style:parent-style-name="standard">
      <style:graphic-properties draw:marker-end="Arrow" draw:marker-end-width="0.3cm" draw:textarea-vertical-align="middle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1" style:family="graphic" style:parent-style-name="standard">
      <style:graphic-properties draw:fill="none" draw:textarea-vertical-align="middle" draw:auto-grow-height="false" fo:min-height="0.749cm" fo:min-width="0.499cm"/>
    </style:style>
    <style:style style:name="gr12" style:family="graphic" style:parent-style-name="standard">
      <style:graphic-properties draw:stroke="none" svg:stroke-color="#000000" draw:fill="none" draw:fill-color="#ffffff" fo:min-height="0.385cm"/>
    </style:style>
    <style:style style:name="gr13" style:family="graphic" style:parent-style-name="standard">
      <style:graphic-properties draw:stroke="none" svg:stroke-color="#000000" draw:fill="none" draw:fill-color="#ffffff" fo:min-height="0.335cm"/>
    </style:style>
    <style:style style:name="gr14" style:family="graphic" style:parent-style-name="standard">
      <style:graphic-properties draw:stroke="none" svg:stroke-color="#000000" draw:fill="none" draw:fill-color="#ffffff" fo:min-height="0.341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369cm"/>
    </style:style>
    <style:style style:name="P1" style:family="paragraph">
      <style:paragraph-properties fo:text-align="center"/>
      <style:text-properties fo:font-family="'Liberation Sans'" style:font-family-generic="swiss" style:font-pitch="variable" fo:font-size="9pt" style:font-size-asian="9pt" style:font-size-complex="9pt"/>
    </style:style>
    <style:style style:name="P2" style:family="paragraph">
      <style:paragraph-properties fo:text-align="center"/>
      <style:text-properties fo:font-family="'Liberation Sans'" style:font-family-generic="swiss" style:font-pitch="variable" fo:font-size="12pt" style:font-size-asian="12pt" style:font-size-complex="12pt"/>
    </style:style>
    <style:style style:name="P3" style:family="paragraph">
      <style:text-properties fo:font-size="9pt" style:font-size-asian="9pt" style:font-size-complex="9pt"/>
    </style:style>
    <style:style style:name="P4" style:family="paragraph"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9pt" style:font-size-asian="9pt" style:font-size-complex="9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start"/>
      <style:text-properties fo:font-size="9pt" style:font-size-asian="9pt" style:font-size-complex="9pt"/>
    </style:style>
    <style:style style:name="P10" style:family="paragraph">
      <style:paragraph-properties fo:text-align="center"/>
      <style:text-properties fo:font-size="18pt" style:font-size-asian="18pt"/>
    </style:style>
    <style:style style:name="P11" style:family="paragraph">
      <style:paragraph-properties fo:text-align="center"/>
      <style:text-properties style:font-size-asian="18pt"/>
    </style:style>
    <style:style style:name="T1" style:family="text">
      <style:text-properties fo:font-family="'Liberation Sans'" style:font-family-generic="swiss" style:font-pitch="variable" fo:font-size="9pt" style:font-size-asian="9pt" style:font-size-complex="9pt"/>
    </style:style>
    <style:style style:name="T2" style:family="text">
      <style:text-properties fo:font-family="'Liberation Sans'" style:font-family-generic="swiss" style:font-pitch="variable" fo:font-size="9pt" style:font-family-asian="'Liberation Sans'" style:font-family-generic-asian="roman" style:font-pitch-asian="variable" style:font-size-asian="9pt" style:font-family-complex="'Liberation Sans'" style:font-family-generic-complex="roman" style:font-pitch-complex="variable" style:font-size-complex="9pt"/>
    </style:style>
    <style:style style:name="T3" style:family="text">
      <style:text-properties fo:font-family="'Liberation Sans'" style:font-family-generic="roman" style:font-pitch="variable" fo:font-size="10pt" style:font-family-asian="'Liberation Sans'" style:font-family-generic-asian="roman" style:font-pitch-asian="variable" style:font-size-asian="10pt" style:font-family-complex="'Liberation Sans'" style:font-family-generic-complex="roman" style:font-pitch-complex="variable" style:font-size-complex="5.69999980926514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family="'Liberation Sans'" style:font-family-generic="roman" style:font-pitch="variable" fo:font-size="9pt" style:font-family-asian="'Liberation Sans'" style:font-family-generic-asian="roman" style:font-pitch-asian="variable" style:font-size-asian="9pt" style:font-family-complex="'Liberation Sans'" style:font-family-generic-complex="roman" style:font-pitch-complex="variable" style:font-size-complex="5.09999990463257pt"/>
    </style:style>
    <style:style style:name="T7" style:family="text">
      <style:text-properties fo:font-size="9pt" style:font-size-asian="9pt" style:font-size-complex="5.09999990463257pt"/>
    </style:style>
    <style:style style:name="T8" style:family="text">
      <style:text-properties fo:font-family="'Liberation Sans'" style:font-family-generic="swiss" style:font-pitch="variable" fo:font-size="9pt" style:font-family-asian="'Liberation Sans'" style:font-family-generic-asian="swiss" style:font-pitch-asian="variable" style:font-size-asian="9pt" style:font-family-complex="'Liberation Sans'" style:font-family-generic-complex="swiss" style:font-pitch-complex="variable" style:font-size-complex="9pt"/>
    </style:style>
    <style:style style:name="T9" style:family="text">
      <style:text-properties fo:font-family="'Liberation Sans'" style:font-family-generic="roman" style:font-pitch="variable" fo:font-size="9pt" style:font-family-asian="'Liberation Sans'" style:font-family-generic-asian="roman" style:font-pitch-asian="variable" style:font-size-asian="9pt" style:font-family-complex="'Liberation Sans'" style:font-family-generic-complex="roman" style:font-pitch-complex="variable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125cm" svg:height="2.073cm" svg:x="4.368cm" svg:y="5.069cm">
          <text:p><text:span text:style-name="T1"/></text:p>
          <text:p><text:span text:style-name="T2"><text:s text:c="2"/></text:span><text:span text:style-name="T2">20: ld $t9, 0x1c($gp)</text:span></text:p>
          <text:p><text:span text:style-name="T2"><text:s text:c="2"/></text:span></text:p>
          <text:p><text:span text:style-name="T2"><text:s text:c="2"/></text:span><text:span text:style-name="T2">28: nop</text:span></text:p>
          <text:p><text:span text:style-name="T2"><text:s text:c="2"/></text:span><text:span text:style-name="T2">2c: nop</text:span></text:p>
        </draw:rect>
        <draw:rect draw:style-name="gr1" draw:text-style-name="P2" draw:layer="layout" svg:width="4.125cm" svg:height="1.354cm" svg:x="4.368cm" svg:y="10.277cm">
          <text:p><text:span text:style-name="T3"><text:s text:c="2"/></text:span></text:p>
        </draw:rect>
        <draw:rect draw:style-name="gr1" draw:text-style-name="P1" draw:layer="layout" svg:width="4.13cm" svg:height="2.037cm" svg:x="4.363cm" svg:y="3.032cm">
          <text:p><text:span text:style-name="T1"/></text:p>
          <text:p><text:span text:style-name="T2"><text:s text:c="2"/></text:span><text:span text:style-name="T2">10: st $lr, 4($gp)</text:span></text:p>
          <text:p><text:span text:style-name="T2"><text:s text:c="2"/></text:span><text:span text:style-name="T2">14: st $fp, 8($gp)</text:span></text:p>
          <text:p><text:span text:style-name="T2"><text:s text:c="2"/></text:span><text:span text:style-name="T2">18: st $sp, 12($gp)</text:span></text:p>
          <text:p><text:span text:style-name="T1"><text:s text:c="2"/></text:span></text:p>
        </draw:rect>
        <draw:frame draw:style-name="gr2" draw:text-style-name="P3" draw:layer="layout" svg:width="2.821cm" svg:height="0.607cm" svg:x="1.908cm" svg:y="11.73cm">
          <draw:text-box>
            <text:p><text:span text:style-name="T4">gp --------------&gt;</text:span></text:p>
          </draw:text-box>
        </draw:frame>
        <draw:frame draw:style-name="gr3" draw:text-style-name="P3" draw:layer="layout" svg:width="2.883cm" svg:height="0.607cm" svg:x="1.835cm" svg:y="12.784cm">
          <draw:text-box>
            <text:p><text:span text:style-name="T4">gp +16+3*4 ---&gt;</text:span></text:p>
          </draw:text-box>
        </draw:frame>
        <draw:frame draw:style-name="gr4" draw:text-style-name="P3" draw:layer="layout" svg:width="2.848cm" svg:height="0.607cm" svg:x="1.835cm" svg:y="13.135cm">
          <draw:text-box>
            <text:p><text:span text:style-name="T4">gp +16+4*4 ---&gt;</text:span></text:p>
          </draw:text-box>
        </draw:frame>
        <draw:custom-shape draw:style-name="gr5" draw:text-style-name="P4" draw:layer="layout" svg:width="4.13cm" svg:height="0.457cm" svg:x="4.363cm" svg:y="14.58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1.894cm" svg:x="4.363cm" svg:y="15.046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139cm" svg:height="0.762cm" svg:x="2.163cm" svg:y="2.148cm">
          <draw:text-box>
            <text:p><text:span text:style-name="T5">memory</text:span></text:p>
          </draw:text-box>
        </draw:frame>
        <draw:custom-shape draw:style-name="gr5" draw:text-style-name="P6" xml:id="id5" draw:id="id5" draw:layer="layout" svg:width="4.13cm" svg:height="0.37cm" svg:x="4.363cm" svg:y="13.368cm">
          <text:p text:style-name="P4"><text:span text:style-name="T4">Plt bar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" draw:id="id1" draw:layer="layout" svg:width="4.13cm" svg:height="0.392cm" svg:x="4.363cm" svg:y="12.641cm">
          <text:p text:style-name="P4"><text:span text:style-name="T4">Plt la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3" draw:id="id3" draw:layer="layout" svg:width="4.13cm" svg:height="0.37cm" svg:x="4.363cm" svg:y="13.033cm">
          <text:p text:style-name="P4"><text:span text:style-name="T4">Plt foo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92cm" svg:x="4.363cm" svg:y="12.306cm">
          <text:p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462cm" svg:x="4.363cm" svg:y="13.746cm">
          <text:p><text:span text:style-name="T4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42cm" svg:height="0.762cm" svg:x="0.914cm" svg:y="14.257cm">
          <draw:text-box>
            <text:p><text:span text:style-name="T4">gpPlt --------------------&gt;</text:span></text:p>
          </draw:text-box>
        </draw:frame>
        <draw:frame draw:style-name="gr7" draw:text-style-name="P3" draw:layer="layout" svg:width="4.298cm" svg:height="0.607cm" svg:x="0.928cm" svg:y="14.795cm">
          <draw:text-box>
            <text:p><text:span text:style-name="T4">gpPlt +16+2*8'h10 ---&gt;</text:span></text:p>
          </draw:text-box>
        </draw:frame>
        <draw:frame draw:style-name="gr6" draw:text-style-name="P3" draw:layer="layout" svg:width="4.298cm" svg:height="0.762cm" svg:x="0.888cm" svg:y="16.684cm">
          <draw:text-box>
            <text:p><text:span text:style-name="T4">gpPlt +16+3*8'h10 ---&gt;</text:span></text:p>
          </draw:text-box>
        </draw:frame>
        <draw:custom-shape draw:style-name="gr5" draw:text-style-name="P4" draw:layer="layout" svg:width="4.131cm" svg:height="0.443cm" svg:x="4.362cm" svg:y="14.154cm">
          <text:p><text:span text:style-name="T4">0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851cm" svg:height="0.607cm" svg:x="1.832cm" svg:y="12.434cm">
          <draw:text-box>
            <text:p><text:span text:style-name="T4">gp +16+2*4 ---&gt;</text:span></text:p>
          </draw:text-box>
        </draw:frame>
        <draw:connector draw:style-name="gr9" draw:text-style-name="P4" draw:layer="layout" draw:type="curve" svg:x1="8.493cm" svg:y1="12.837cm" svg:x2="8.492cm" svg:y2="15.236cm" draw:start-shape="id1" draw:start-glue-point="1" draw:end-shape="id2" draw:end-glue-point="1" svg:d="m8493 12837c751 0 752 2399-1 2399">
          <text:p/>
        </draw:connector>
        <draw:custom-shape draw:style-name="gr5" draw:text-style-name="P4" draw:layer="layout" svg:width="4.13cm" svg:height="1.899cm" svg:x="4.363cm" svg:y="16.946cm">
          <text:p><text:span text:style-name="T4"/></text:p>
          <text:p><text:span text:style-name="T4"><text:s text:c="2"/></text:span><text:span text:style-name="T4">addiu $t9, $zero, 3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curve" svg:x1="8.493cm" svg:y1="13.218cm" svg:x2="8.492cm" svg:y2="17.136cm" draw:start-shape="id3" draw:start-glue-point="1" draw:end-shape="id4" draw:end-glue-point="1" svg:d="m8493 13218c751 0 752 3918-1 3918">
          <text:p/>
        </draw:connector>
        <draw:frame draw:style-name="gr6" draw:text-style-name="P5" draw:layer="layout" svg:width="2.139cm" svg:height="0.762cm" svg:x="10.144cm" svg:y="2.316cm">
          <draw:text-box>
            <text:p><text:span text:style-name="T5">flash</text:span></text:p>
          </draw:text-box>
        </draw:frame>
        <draw:rect draw:style-name="gr1" draw:text-style-name="P6" draw:layer="layout" svg:width="4.191cm" svg:height="2.413cm" svg:x="11.922cm" svg:y="2.951cm">
          <text:p text:style-name="P7"><text:span text:style-name="T4">la:</text:span></text:p>
          <text:p text:style-name="P7"><text:span text:style-name="T4">…</text:span></text:p>
          <text:p text:style-name="P7"><text:span text:style-name="T4">...</text:span></text:p>
          <text:p text:style-name="P4"><text:span text:style-name="T4"/></text:p>
        </draw:rect>
        <draw:rect draw:style-name="gr1" draw:text-style-name="P6" draw:layer="layout" svg:width="4.191cm" svg:height="2.413cm" svg:x="11.923cm" svg:y="5.352cm">
          <text:p text:style-name="P7"><text:span text:style-name="T4">foo:</text:span></text:p>
          <text:p text:style-name="P7"><text:span text:style-name="T4">…</text:span></text:p>
          <text:p text:style-name="P7"><text:span text:style-name="T4">...</text:span></text:p>
          <text:p text:style-name="P4"><text:span text:style-name="T4"/></text:p>
        </draw:rect>
        <draw:rect draw:style-name="gr1" draw:text-style-name="P6" draw:layer="layout" svg:width="4.191cm" svg:height="3.326cm" svg:x="11.924cm" svg:y="7.753cm">
          <text:p text:style-name="P7"><text:span text:style-name="T4">bar:</text:span></text:p>
          <text:p text:style-name="P7"><text:span text:style-name="T4">…</text:span></text:p>
          <text:p text:style-name="P7"><text:span text:style-name="T4">ld $t9, 1c(gp)</text:span></text:p>
          <text:p text:style-name="P7"><text:span text:style-name="T4">jalr $t9</text:span></text:p>
          <text:p text:style-name="P7"><text:span text:style-name="T4">…</text:span></text:p>
          <text:p text:style-name="P7"><text:span text:style-name="T4">ld $t9, 18(gp)</text:span></text:p>
          <text:p><text:span text:style-name="T6">j</text:span><text:span text:style-name="T7">alr $t9</text:span></text:p>
          <text:p text:style-name="P7"><text:span text:style-name="T4">...</text:span></text:p>
          <text:p text:style-name="P4"><text:span text:style-name="T4"/></text:p>
        </draw:rect>
        <draw:custom-shape draw:style-name="gr5" draw:text-style-name="P4" draw:layer="layout" svg:width="4.13cm" svg:height="1.899cm" svg:x="4.363cm" svg:y="18.847cm">
          <text:p><text:span text:style-name="T4"/></text:p>
          <text:p><text:span text:style-name="T4"><text:s text:c="2"/></text:span><text:span text:style-name="T4">addiu $t9, $zero, 4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curve" svg:x1="8.493cm" svg:y1="13.553cm" svg:x2="8.492cm" svg:y2="19.036cm" draw:start-shape="id5" draw:start-glue-point="1" draw:end-shape="id6" svg:d="m8493 13553c751 0 752 5483-1 5483">
          <text:p/>
        </draw:connector>
        <draw:custom-shape draw:style-name="gr10" draw:text-style-name="P4" xml:id="id2" draw:id="id2" draw:layer="layout" svg:width="4.13cm" svg:height="0.402cm" svg:x="4.362cm" svg:y="15.035cm">
          <text:p><text:span text:style-name="T4">Plt la: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4" draw:id="id4" draw:layer="layout" svg:width="4.13cm" svg:height="0.402cm" svg:x="4.362cm" svg:y="16.935cm">
          <text:p><text:span text:style-name="T4">Plt 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6" draw:id="id6" draw:layer="layout" svg:width="4.13cm" svg:height="0.402cm" svg:x="4.362cm" svg:y="18.835cm">
          <text:p><text:span text:style-name="T4">Plt bar: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635cm" svg:x="4.362cm" svg:y="20.702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61cm" svg:y="21.301cm">
          <text:p><text:span text:style-name="T4">NumDynEntry: 5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6cm" svg:y="21.6cm">
          <text:p><text:span text:style-name="T4">dynsym index: 0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9cm" svg:y="21.899cm">
          <text:p><text:span text:style-name="T4">dynsym index: 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8cm" svg:y="22.198cm">
          <text:p><text:span text:style-name="T4">dynsym index: 10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7cm" svg:y="22.497cm">
          <text:p><text:span text:style-name="T4">dynsym index: 18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6cm" svg:y="22.796cm">
          <text:p><text:span text:style-name="T4">dynsym index: 2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5cm" svg:y="23.095cm">
          <text:p><text:span text:style-name="T4">0: la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4cm" svg:y="24.294cm">
          <text:p><text:span text:style-name="T4">e4: dummy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4cm" svg:y="23.994cm">
          <text:p><text:span text:style-name="T4">74: _Z3barv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4cm" svg:y="23.694cm">
          <text:p><text:span text:style-name="T4">3c: _Z3fooii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4cm" svg:y="23.394cm">
          <text:p><text:span text:style-name="T4">0: __tls_get_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1.872cm" svg:x="4.353cm" svg:y="24.593cm">
          <text:p><text:span text:style-name="T4">\0__tls_get_addr\0</text:span></text:p>
          <text:p><text:span text:style-name="T4">_Z2laii._Z3fooii\0</text:span></text:p>
          <text:p><text:span text:style-name="T4">_Z3barv\0_GLOBAL_</text:span></text:p>
          <text:p><text:span text:style-name="T4">OFFSET_TABLE_\0_</text:span></text:p>
          <text:p><text:span text:style-name="T4">DYNAMIC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10.935cm">
          <text:p><text:span text:style-name="T3"><text:s/></text:span><text:span text:style-name="T3">d84</text:span><text:span text:style-name="T8">: jsub __plt__Z3barv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10.335cm">
          <text:p><text:span text:style-name="T8"><text:s/></text:span><text:span text:style-name="T8">d</text:span><text:span text:style-name="T9">68</text:span><text:span text:style-name="T8">: jsub __plt__Z3fooii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10.535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11.135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5.035cm">
          <text:p><text:span text:style-name="T1">__plt__Z3fooii:</text:span>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4.125cm" svg:height="2.073cm" svg:x="4.368cm" svg:y="7.069cm">
          <text:p><text:span text:style-name="T1"/></text:p>
          <text:p><text:span text:style-name="T2"><text:s text:c="2"/></text:span><text:span text:style-name="T2">30: ld $t9, 0x20($gp)</text:span></text:p>
          <text:p><text:span text:style-name="T2"><text:s text:c="2"/></text:span></text:p>
          <text:p><text:span text:style-name="T2"><text:s text:c="2"/></text:span><text:span text:style-name="T2">38: nop</text:span></text:p>
          <text:p><text:span text:style-name="T2"><text:s text:c="2"/></text:span><text:span text:style-name="T2">3c: nop</text:span></text:p>
        </draw:rect>
        <draw:custom-shape draw:style-name="gr10" draw:text-style-name="P4" draw:layer="layout" svg:width="4.13cm" svg:height="0.402cm" svg:x="4.362cm" svg:y="7.035cm">
          <text:p><text:span text:style-name="T1">__plt__Z3barv: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81cm" svg:x="4.362cm" svg:y="11.57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419cm" svg:x="4.361cm" svg:y="9.10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81cm" svg:x="4.361cm" svg:y="11.9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431cm" svg:x="4.361cm" svg:y="9.47cm">
          <text:p><text:span text:style-name="T4">Dynamic_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419cm" svg:x="4.36cm" svg:y="9.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3.035cm">
          <text:p><text:span text:style-name="T1">PLT0: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3cm" svg:y="5.932cm">
          <text:p><text:span text:style-name="T1"><text:s text:c="2"/></text:span><text:span text:style-name="T1">2c: ret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7.935cm">
          <text:p><text:span text:style-name="T1"><text:s text:c="2"/></text:span><text:span text:style-name="T1">34: ret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402cm" svg:x="4.362cm" svg:y="4.535cm">
          <text:p><text:span text:style-name="T1"><text:s text:c="2"/></text:span><text:span text:style-name="T1">1c: jmp dynamic_linker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381cm" svg:height="1.778cm" svg:x="3.921cm" svg:y="24.6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3" draw:layer="layout" svg:width="1.377cm" svg:height="0.635cm" svg:x="2.497cm" svg:y="25.23cm">
          <draw:text-box>
            <text:p><text:span text:style-name="T4">dynstr</text:span></text:p>
          </draw:text-box>
        </draw:frame>
        <draw:custom-shape draw:style-name="gr11" draw:text-style-name="P4" draw:layer="layout" svg:width="0.381cm" svg:height="1.474cm" svg:x="3.922cm" svg:y="23.12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3" draw:layer="layout" svg:width="2.621cm" svg:height="0.607cm" svg:x="1.254cm" svg:y="23.529cm">
          <draw:text-box>
            <text:p><text:span text:style-name="T4">Function offset</text:span></text:p>
          </draw:text-box>
        </draw:frame>
        <draw:custom-shape draw:style-name="gr11" draw:text-style-name="P4" draw:layer="layout" svg:width="0.381cm" svg:height="1.474cm" svg:x="3.923cm" svg:y="21.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3" draw:layer="layout" svg:width="2.621cm" svg:height="0.607cm" svg:x="1.255cm" svg:y="22.028cm">
          <draw:text-box>
            <text:p><text:span text:style-name="T4">Dynsym index</text:span></text:p>
          </draw:text-box>
        </draw:frame>
      </draw:page>
      <draw:page draw:name="page2" draw:style-name="dp1" draw:master-page-name="Default">
        <draw:rect draw:style-name="gr1" draw:text-style-name="P1" draw:layer="layout" svg:width="4.125cm" svg:height="2.073cm" svg:x="9.368cm" svg:y="4.169cm">
          <text:p><text:span text:style-name="T1"/></text:p>
          <text:p><text:span text:style-name="T2"><text:s text:c="2"/></text:span><text:span text:style-name="T2">20: ld $t9, 1c($gp)</text:span></text:p>
          <text:p><text:span text:style-name="T2"><text:s text:c="2"/></text:span></text:p>
          <text:p><text:span text:style-name="T2"><text:s text:c="2"/></text:span><text:span text:style-name="T2">28: nop</text:span></text:p>
          <text:p><text:span text:style-name="T2"><text:s text:c="2"/></text:span><text:span text:style-name="T2">2c: nop</text:span></text:p>
        </draw:rect>
        <draw:rect draw:style-name="gr1" draw:text-style-name="P2" draw:layer="layout" svg:width="4.125cm" svg:height="1.354cm" svg:x="9.368cm" svg:y="9.377cm">
          <text:p><text:span text:style-name="T3"><text:s text:c="2"/></text:span></text:p>
        </draw:rect>
        <draw:rect draw:style-name="gr1" draw:text-style-name="P1" draw:layer="layout" svg:width="4.13cm" svg:height="2.037cm" svg:x="9.363cm" svg:y="2.132cm">
          <text:p><text:span text:style-name="T1"/></text:p>
          <text:p><text:span text:style-name="T2"><text:s text:c="2"/></text:span><text:span text:style-name="T2">10: st $lr, 4($gp)</text:span></text:p>
          <text:p><text:span text:style-name="T2"><text:s text:c="2"/></text:span><text:span text:style-name="T2">14: st $fp, 8($gp)</text:span></text:p>
          <text:p><text:span text:style-name="T2"><text:s text:c="2"/></text:span><text:span text:style-name="T2">18: st $sp, 12($gp)</text:span></text:p>
          <text:p><text:span text:style-name="T1"><text:s text:c="2"/></text:span></text:p>
        </draw:rect>
        <draw:frame draw:style-name="gr2" draw:text-style-name="P3" draw:layer="layout" svg:width="2.821cm" svg:height="0.607cm" svg:x="6.908cm" svg:y="10.83cm">
          <draw:text-box>
            <text:p><text:span text:style-name="T4">gp --------------&gt;</text:span></text:p>
          </draw:text-box>
        </draw:frame>
        <draw:frame draw:style-name="gr7" draw:text-style-name="P3" draw:layer="layout" svg:width="2.883cm" svg:height="0.607cm" svg:x="6.835cm" svg:y="11.837cm">
          <draw:text-box>
            <text:p><text:span text:style-name="T4">gp +16+3*4 ---&gt;</text:span></text:p>
          </draw:text-box>
        </draw:frame>
        <draw:frame draw:style-name="gr12" draw:text-style-name="P3" draw:layer="layout" svg:width="2.894cm" svg:height="0.635cm" svg:x="6.835cm" svg:y="12.235cm">
          <draw:text-box>
            <text:p><text:span text:style-name="T4">gp +16+4*4 ---&gt;</text:span></text:p>
          </draw:text-box>
        </draw:frame>
        <draw:custom-shape draw:style-name="gr5" draw:text-style-name="P8" draw:layer="layout" svg:width="4.13cm" svg:height="0.457cm" svg:x="9.363cm" svg:y="13.68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4cm" svg:x="9.363cm" svg:y="14.146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ret $t9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139cm" svg:height="0.762cm" svg:x="7.163cm" svg:y="1.248cm">
          <draw:text-box>
            <text:p><text:span text:style-name="T5">memory</text:span></text:p>
          </draw:text-box>
        </draw:frame>
        <draw:custom-shape draw:style-name="gr5" draw:text-style-name="P6" draw:layer="layout" svg:width="4.13cm" svg:height="0.37cm" svg:x="9.363cm" svg:y="12.468cm">
          <text:p text:style-name="P4"><text:span text:style-name="T4">Plt bar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92cm" svg:x="9.363cm" svg:y="11.741cm">
          <text:p text:style-name="P4"><text:span text:style-name="T4">Plt la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9.363cm" svg:y="12.133cm">
          <text:p text:style-name="P4"><text:span text:style-name="T4">Plt foo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92cm" svg:x="9.363cm" svg:y="11.406cm">
          <text:p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62cm" svg:x="9.363cm" svg:y="12.846cm">
          <text:p><text:span text:style-name="T4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42cm" svg:height="0.762cm" svg:x="5.914cm" svg:y="13.357cm">
          <draw:text-box>
            <text:p><text:span text:style-name="T4">gpPlt --------------------&gt;</text:span></text:p>
          </draw:text-box>
        </draw:frame>
        <draw:frame draw:style-name="gr7" draw:text-style-name="P3" draw:layer="layout" svg:width="3.755cm" svg:height="0.607cm" svg:x="5.928cm" svg:y="13.895cm">
          <draw:text-box>
            <text:p><text:span text:style-name="T4">gpPlt +16+2*8'h10 ---&gt;</text:span></text:p>
          </draw:text-box>
        </draw:frame>
        <draw:frame draw:style-name="gr14" draw:text-style-name="P3" draw:layer="layout" svg:width="3.795cm" svg:height="0.607cm" svg:x="5.888cm" svg:y="15.784cm">
          <draw:text-box>
            <text:p><text:span text:style-name="T4">gpPlt +16+3*8'h10 ---&gt;</text:span></text:p>
          </draw:text-box>
        </draw:frame>
        <draw:custom-shape draw:style-name="gr5" draw:text-style-name="P8" draw:layer="layout" svg:width="4.131cm" svg:height="0.443cm" svg:x="9.362cm" svg:y="13.254cm">
          <text:p><text:span text:style-name="T4">0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883cm" svg:height="0.607cm" svg:x="6.832cm" svg:y="11.434cm">
          <draw:text-box>
            <text:p><text:span text:style-name="T4">gp +16+2*4 ---&gt;</text:span></text:p>
          </draw:text-box>
        </draw:frame>
        <draw:custom-shape draw:style-name="gr5" draw:text-style-name="P8" draw:layer="layout" svg:width="4.13cm" svg:height="1.899cm" svg:x="9.363cm" svg:y="16.046cm">
          <text:p><text:span text:style-name="T4"/></text:p>
          <text:p><text:span text:style-name="T4"><text:s text:c="2"/></text:span><text:span text:style-name="T4">addiu $t9, $zero, 3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9cm" svg:x="9.363cm" svg:y="17.947cm">
          <text:p><text:span text:style-name="T4"/></text:p>
          <text:p><text:span text:style-name="T4"><text:s text:c="2"/></text:span><text:span text:style-name="T4">addiu $t9, $zero, 4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9.362cm" svg:y="14.135cm">
          <text:p><text:span text:style-name="T4">Plt la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10" draw:id="id10" draw:layer="layout" svg:width="4.13cm" svg:height="0.402cm" svg:x="9.362cm" svg:y="16.035cm">
          <text:p><text:span text:style-name="T4">Plt 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9.362cm" svg:y="17.935cm">
          <text:p><text:span text:style-name="T4">Plt bar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635cm" svg:x="9.362cm" svg:y="19.802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9.361cm" svg:y="20.401cm">
          <text:p><text:span text:style-name="T4">NumDynEntry: 5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9.36cm" svg:y="20.7cm">
          <text:p><text:span text:style-name="T4">dynsym index: 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9.359cm" svg:y="20.999cm">
          <text:p><text:span text:style-name="T4">dynsym index: 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9.358cm" svg:y="21.298cm">
          <text:p><text:span text:style-name="T4">dynsym index: 1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9.357cm" svg:y="21.597cm">
          <text:p><text:span text:style-name="T4">dynsym index: 18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9.356cm" svg:y="21.896cm">
          <text:p><text:span text:style-name="T4">dynsym index: 2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9.355cm" svg:y="22.195cm">
          <text:p><text:span text:style-name="T4">0: la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9.354cm" svg:y="23.394cm">
          <text:p><text:span text:style-name="T4">e4: dummy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9.354cm" svg:y="23.094cm">
          <text:p><text:span text:style-name="T4">74: _Z3barv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9.354cm" svg:y="22.794cm">
          <text:p><text:span text:style-name="T4">3c: _Z3fooii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9.354cm" svg:y="22.494cm">
          <text:p><text:span text:style-name="T4">0: __tls_get_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72cm" svg:x="9.353cm" svg:y="23.693cm">
          <text:p><text:span text:style-name="T4">\0__tls_get_addr\0</text:span></text:p>
          <text:p><text:span text:style-name="T4">_Z2laii\0_Z3fooii\0</text:span></text:p>
          <text:p><text:span text:style-name="T4">_Z3barv\0_GLOBAL_</text:span></text:p>
          <text:p><text:span text:style-name="T4">OFFSET_TABLE_\0_</text:span></text:p>
          <text:p><text:span text:style-name="T4">DYNAMIC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9.362cm" svg:y="10.035cm">
          <text:p><text:span text:style-name="T3"><text:s/></text:span><text:span text:style-name="T3">d84</text:span><text:span text:style-name="T8">: jsub __plt__Z3barv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7" draw:id="id7" draw:layer="layout" svg:width="4.13cm" svg:height="0.402cm" svg:x="9.362cm" svg:y="9.435cm">
          <text:p><text:span text:style-name="T8"><text:s/></text:span><text:span text:style-name="T8">d</text:span><text:span text:style-name="T9">68</text:span><text:span text:style-name="T8">: jsub __plt__Z3fooii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9.362cm" svg:y="9.635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9.362cm" svg:y="10.235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8" draw:id="id8" draw:layer="layout" svg:width="4.13cm" svg:height="0.402cm" svg:x="9.362cm" svg:y="4.135cm">
          <text:p><text:span text:style-name="T1">__plt__Z3fooii:</text:span>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4.125cm" svg:height="2.073cm" svg:x="9.368cm" svg:y="6.169cm">
          <text:p><text:span text:style-name="T1"/></text:p>
          <text:p><text:span text:style-name="T2"><text:s text:c="2"/></text:span><text:span text:style-name="T2">30: ld $t9, 20($gp)</text:span></text:p>
          <text:p><text:span text:style-name="T2"/></text:p>
          <text:p><text:span text:style-name="T2"><text:s text:c="2"/></text:span><text:span text:style-name="T2">38: nop</text:span></text:p>
          <text:p><text:span text:style-name="T2"><text:s text:c="2"/></text:span><text:span text:style-name="T2">3c: nop</text:span></text:p>
        </draw:rect>
        <draw:custom-shape draw:style-name="gr10" draw:text-style-name="P8" draw:layer="layout" svg:width="4.13cm" svg:height="0.402cm" svg:x="9.362cm" svg:y="6.135cm">
          <text:p><text:span text:style-name="T1">__plt__Z3barv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9.362cm" svg:y="10.67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9.361cm" svg:y="8.20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9.361cm" svg:y="11.0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12" draw:id="id12" draw:layer="layout" svg:width="4.13cm" svg:height="0.431cm" svg:x="9.361cm" svg:y="8.57cm">
          <text:p><text:span text:style-name="T4">Dynamic_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9.36cm" svg:y="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14" draw:id="id14" draw:layer="layout" svg:width="4.13cm" svg:height="0.402cm" svg:x="9.362cm" svg:y="2.135cm">
          <text:p><text:span text:style-name="T1">PLT0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9" draw:id="id9" draw:layer="layout" svg:width="4.13cm" svg:height="0.402cm" svg:x="9.367cm" svg:y="5.001cm">
          <text:p><text:span text:style-name="T1"><text:s text:c="2"/></text:span><text:span text:style-name="T1">24: ret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9.362cm" svg:y="7.035cm">
          <text:p><text:span text:style-name="T1"><text:s text:c="2"/></text:span><text:span text:style-name="T1">34: ret $t9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curve" svg:x1="9.362cm" svg:y1="9.636cm" svg:x2="9.362cm" svg:y2="4.336cm" draw:start-shape="id7" draw:start-glue-point="3" draw:end-shape="id8" draw:end-glue-point="3" svg:d="m9362 9636c-750 0-750-5300 0-5300">
          <text:p/>
        </draw:connector>
        <draw:connector draw:style-name="gr15" draw:text-style-name="P4" draw:layer="layout" draw:type="curve" draw:line-skew="-2.404cm" svg:x1="9.367cm" svg:y1="5.202cm" svg:x2="9.362cm" svg:y2="16.236cm" draw:start-shape="id9" draw:start-glue-point="3" draw:end-shape="id10" svg:d="m9367 5202c-4363 0-4361 11034-5 11034">
          <text:p/>
        </draw:connector>
        <draw:custom-shape draw:style-name="gr10" draw:text-style-name="P4" xml:id="id11" draw:id="id11" draw:layer="layout" svg:width="4.13cm" svg:height="0.402cm" svg:x="9.362cm" svg:y="3.635cm">
          <text:p><text:span text:style-name="T1"><text:s text:c="2"/></text:span><text:span text:style-name="T1">1c: jmp dynamic_linker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curve" svg:x1="13.492cm" svg:y1="3.836cm" svg:x2="13.491cm" svg:y2="8.785cm" draw:start-shape="id11" draw:start-glue-point="1" draw:end-shape="id12" draw:end-glue-point="1" svg:d="m13492 3836c750 0 750 4949-1 4949">
          <text:p/>
        </draw:connector>
        <draw:frame draw:style-name="gr2" draw:text-style-name="P3" draw:layer="layout" svg:width="0.635cm" svg:height="0.607cm" svg:x="8.286cm" svg:y="6.986cm">
          <draw:text-box>
            <text:p><text:span text:style-name="T4">1</text:span></text:p>
          </draw:text-box>
        </draw:frame>
        <draw:frame draw:style-name="gr2" draw:text-style-name="P3" draw:layer="layout" svg:width="0.635cm" svg:height="0.607cm" svg:x="3.159cm" svg:y="8.112cm">
          <draw:text-box>
            <text:p><text:span text:style-name="T4">3</text:span></text:p>
          </draw:text-box>
        </draw:frame>
        <draw:frame draw:style-name="gr2" draw:text-style-name="P3" draw:layer="layout" svg:width="0.635cm" svg:height="0.607cm" svg:x="13.62cm" svg:y="5.843cm">
          <draw:text-box>
            <text:p><text:span text:style-name="T4">4</text:span></text:p>
          </draw:text-box>
        </draw:frame>
        <draw:custom-shape draw:style-name="gr11" draw:text-style-name="P4" draw:layer="layout" svg:width="0.381cm" svg:height="1.778cm" svg:x="8.922cm" svg:y="23.72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1.377cm" svg:height="0.762cm" svg:x="7.398cm" svg:y="24.229cm">
          <draw:text-box>
            <text:p><text:span text:style-name="T4">dynstr</text:span></text:p>
          </draw:text-box>
        </draw:frame>
        <draw:custom-shape draw:style-name="gr11" draw:text-style-name="P4" draw:layer="layout" svg:width="0.381cm" svg:height="1.474cm" svg:x="8.923cm" svg:y="22.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3" draw:layer="layout" svg:width="2.621cm" svg:height="0.607cm" svg:x="6.255cm" svg:y="22.628cm">
          <draw:text-box>
            <text:p><text:span text:style-name="T4">Function offset</text:span></text:p>
          </draw:text-box>
        </draw:frame>
        <draw:custom-shape draw:style-name="gr11" draw:text-style-name="P4" draw:layer="layout" svg:width="0.381cm" svg:height="1.474cm" svg:x="8.924cm" svg:y="20.7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3" draw:layer="layout" svg:width="2.621cm" svg:height="0.607cm" svg:x="6.256cm" svg:y="21.127cm">
          <draw:text-box>
            <text:p><text:span text:style-name="T4">Dynsym index</text:span></text:p>
          </draw:text-box>
        </draw:frame>
        <draw:custom-shape draw:style-name="gr10" draw:text-style-name="P8" xml:id="id13" draw:id="id13" draw:layer="layout" svg:width="4.13cm" svg:height="0.402cm" svg:x="9.367cm" svg:y="17.501cm">
          <text:p><text:span text:style-name="T1"><text:s text:c="2"/></text:span><text:span text:style-name="T1">jr $t9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curve" draw:line-skew="-5.325cm" svg:x1="9.367cm" svg:y1="17.702cm" svg:x2="9.362cm" svg:y2="2.336cm" draw:start-shape="id13" draw:start-glue-point="3" draw:end-shape="id14" draw:end-glue-point="3" svg:d="m9367 17702c-8745 0-8742-15366-5-15366">
          <text:p/>
        </draw:connector>
        <draw:frame draw:style-name="gr16" draw:text-style-name="P3" draw:layer="layout" svg:width="0.635cm" svg:height="0.607cm" svg:x="6.334cm" svg:y="9.664cm">
          <draw:text-box>
            <text:p><text:span text:style-name="T4">2</text:span></text:p>
          </draw:text-box>
        </draw:frame>
      </draw:page>
      <draw:page draw:name="page3" draw:style-name="dp1" draw:master-page-name="Default">
        <draw:frame draw:style-name="gr6" draw:text-style-name="P5" draw:layer="layout" svg:width="2.139cm" svg:height="0.762cm" svg:x="2.27cm" svg:y="2.143cm">
          <draw:text-box>
            <text:p><text:span text:style-name="T5">memory</text:span></text:p>
          </draw:text-box>
        </draw:frame>
        <draw:frame draw:style-name="gr6" draw:text-style-name="P5" draw:layer="layout" svg:width="2.139cm" svg:height="0.762cm" svg:x="10.144cm" svg:y="2.316cm">
          <draw:text-box>
            <text:p><text:span text:style-name="T5">flash</text:span></text:p>
          </draw:text-box>
        </draw:frame>
        <draw:rect draw:style-name="gr1" draw:text-style-name="P9" draw:layer="layout" svg:width="4.191cm" svg:height="2.413cm" svg:x="11.922cm" svg:y="2.951cm">
          <text:p text:style-name="P7"><text:span text:style-name="T4">la:</text:span></text:p>
          <text:p text:style-name="P7"><text:span text:style-name="T4">…</text:span></text:p>
          <text:p text:style-name="P7"><text:span text:style-name="T4">...</text:span></text:p>
          <text:p text:style-name="P4"><text:span text:style-name="T4"/></text:p>
        </draw:rect>
        <draw:rect draw:style-name="gr1" draw:text-style-name="P9" draw:layer="layout" svg:width="4.191cm" svg:height="2.413cm" svg:x="11.923cm" svg:y="5.352cm">
          <text:p text:style-name="P7"><text:span text:style-name="T4">foo:</text:span></text:p>
          <text:p text:style-name="P7"><text:span text:style-name="T4">…</text:span></text:p>
          <text:p text:style-name="P7"><text:span text:style-name="T4">...</text:span></text:p>
          <text:p text:style-name="P4"><text:span text:style-name="T4"/></text:p>
        </draw:rect>
        <draw:rect draw:style-name="gr1" draw:text-style-name="P9" draw:layer="layout" svg:width="4.191cm" svg:height="3.326cm" svg:x="11.924cm" svg:y="7.753cm">
          <text:p text:style-name="P7"><text:span text:style-name="T4">bar:</text:span></text:p>
          <text:p text:style-name="P7"><text:span text:style-name="T4">…</text:span></text:p>
          <text:p text:style-name="P7"><text:span text:style-name="T4">ld $t9, 1c(gp)</text:span></text:p>
          <text:p text:style-name="P7"><text:span text:style-name="T4">jalr $t9</text:span></text:p>
          <text:p text:style-name="P7"><text:span text:style-name="T4">…</text:span></text:p>
          <text:p text:style-name="P7"><text:span text:style-name="T4">ld $t9, 18(gp)</text:span></text:p>
          <text:p><text:span text:style-name="T6">j</text:span><text:span text:style-name="T7">alr $t9</text:span></text:p>
          <text:p text:style-name="P7"><text:span text:style-name="T4">...</text:span></text:p>
          <text:p text:style-name="P4"><text:span text:style-name="T4"/></text:p>
        </draw:rect>
        <draw:frame draw:style-name="gr6" draw:text-style-name="P3" draw:layer="layout" svg:width="1.377cm" svg:height="0.762cm" svg:x="7.151cm" svg:y="4.696cm">
          <draw:text-box>
            <text:p><text:span text:style-name="T4">main</text:span></text:p>
          </draw:text-box>
        </draw:frame>
        <draw:rect draw:style-name="gr1" draw:text-style-name="P1" draw:layer="layout" svg:width="4.125cm" svg:height="2.073cm" svg:x="4.369cm" svg:y="15.467cm">
          <text:p><text:span text:style-name="T1"/></text:p>
          <text:p><text:span text:style-name="T2"><text:s text:c="2"/></text:span><text:span text:style-name="T2">...</text:span></text:p>
          <text:p><text:span text:style-name="T2"><text:s text:c="2"/></text:span></text:p>
        </draw:rect>
        <draw:custom-shape draw:style-name="gr5" draw:text-style-name="P8" draw:layer="layout" svg:width="4.13cm" svg:height="0.419cm" svg:x="4.362cm" svg:y="2.89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17" draw:id="id17" draw:layer="layout" svg:width="4.13cm" svg:height="0.431cm" svg:x="4.362cm" svg:y="3.268cm">
          <text:p><text:span text:style-name="T4">Dynamic_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1cm" svg:y="3.698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7.033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rect draw:style-name="gr1" draw:text-style-name="P2" draw:layer="layout" svg:width="4.125cm" svg:height="1.354cm" svg:x="4.369cm" svg:y="4.473cm">
          <text:p><text:span text:style-name="T3"><text:s text:c="2"/></text:span></text:p>
        </draw:rect>
        <draw:custom-shape draw:style-name="gr10" draw:text-style-name="P8" draw:layer="layout" svg:width="4.13cm" svg:height="0.402cm" svg:x="4.363cm" svg:y="5.131cm">
          <text:p><text:span text:style-name="T3"><text:s/></text:span><text:span text:style-name="T3">d84</text:span><text:span text:style-name="T8">: jsub __plt__Z3barv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4.531cm">
          <text:p><text:span text:style-name="T8"><text:s/></text:span><text:span text:style-name="T8">d</text:span><text:span text:style-name="T9">68</text:span><text:span text:style-name="T8">: jsub __plt__Z3fooii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16" draw:id="id16" draw:layer="layout" svg:width="4.13cm" svg:height="0.402cm" svg:x="4.363cm" svg:y="4.731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257cm" svg:y="5.437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1cm" svg:y="4.096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381cm" svg:height="1.129cm" svg:x="3.924cm" svg:y="4.56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1.377cm" svg:height="0.762cm" svg:x="2.652cm" svg:y="4.694cm">
          <draw:text-box>
            <text:p><text:span text:style-name="T4">main</text:span></text:p>
          </draw:text-box>
        </draw:frame>
        <draw:custom-shape draw:style-name="gr10" draw:text-style-name="P8" draw:layer="layout" svg:width="4.13cm" svg:height="0.402cm" svg:x="4.364cm" svg:y="6.334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821cm" svg:height="0.607cm" svg:x="1.91cm" svg:y="5.926cm">
          <draw:text-box>
            <text:p><text:span text:style-name="T4">gp --------------&gt;</text:span></text:p>
          </draw:text-box>
        </draw:frame>
        <draw:frame draw:style-name="gr7" draw:text-style-name="P3" draw:layer="layout" svg:width="2.883cm" svg:height="0.607cm" svg:x="1.837cm" svg:y="6.933cm">
          <draw:text-box>
            <text:p><text:span text:style-name="T4">gp +16+3*4 ---&gt;</text:span></text:p>
          </draw:text-box>
        </draw:frame>
        <draw:frame draw:style-name="gr12" draw:text-style-name="P3" draw:layer="layout" svg:width="2.894cm" svg:height="0.635cm" svg:x="1.837cm" svg:y="7.331cm">
          <draw:text-box>
            <text:p><text:span text:style-name="T4">gp +16+4*4 ---&gt;</text:span></text:p>
          </draw:text-box>
        </draw:frame>
        <draw:custom-shape draw:style-name="gr5" draw:text-style-name="P8" draw:layer="layout" svg:width="4.13cm" svg:height="0.457cm" svg:x="4.365cm" svg:y="8.785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4cm" svg:x="4.365cm" svg:y="9.242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5cm" svg:y="7.564cm">
          <text:p text:style-name="P4"><text:span text:style-name="T4">0x4003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92cm" svg:x="4.365cm" svg:y="6.837cm">
          <text:p text:style-name="P4"><text:span text:style-name="T4">Plt la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5cm" svg:y="7.229cm">
          <text:p text:style-name="P4"><text:span text:style-name="T4">0x4000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92cm" svg:x="4.365cm" svg:y="6.502cm">
          <text:p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62cm" svg:x="4.365cm" svg:y="7.942cm">
          <text:p><text:span text:style-name="T4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42cm" svg:height="0.762cm" svg:x="0.916cm" svg:y="8.453cm">
          <draw:text-box>
            <text:p><text:span text:style-name="T4">gpPlt --------------------&gt;</text:span></text:p>
          </draw:text-box>
        </draw:frame>
        <draw:frame draw:style-name="gr7" draw:text-style-name="P3" draw:layer="layout" svg:width="4.298cm" svg:height="0.607cm" svg:x="0.93cm" svg:y="8.991cm">
          <draw:text-box>
            <text:p><text:span text:style-name="T4">gpPlt +16+2*8'h10 ---&gt;</text:span></text:p>
          </draw:text-box>
        </draw:frame>
        <draw:frame draw:style-name="gr2" draw:text-style-name="P3" draw:layer="layout" svg:width="3.79cm" svg:height="0.607cm" svg:x="0.894cm" svg:y="10.809cm">
          <draw:text-box>
            <text:p><text:span text:style-name="T4">gpPlt +16+3*8'h10 ---&gt;</text:span></text:p>
          </draw:text-box>
        </draw:frame>
        <draw:custom-shape draw:style-name="gr5" draw:text-style-name="P8" draw:layer="layout" svg:width="4.131cm" svg:height="0.443cm" svg:x="4.364cm" svg:y="8.35cm">
          <text:p><text:span text:style-name="T4">0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883cm" svg:height="0.607cm" svg:x="1.834cm" svg:y="6.53cm">
          <draw:text-box>
            <text:p><text:span text:style-name="T4">gp +16+2*4 ---&gt;</text:span></text:p>
          </draw:text-box>
        </draw:frame>
        <draw:custom-shape draw:style-name="gr5" draw:text-style-name="P8" draw:layer="layout" svg:width="4.13cm" svg:height="1.899cm" svg:x="4.365cm" svg:y="11.142cm">
          <text:p><text:span text:style-name="T4"/></text:p>
          <text:p><text:span text:style-name="T4"><text:s text:c="2"/></text:span><text:span text:style-name="T4">addiu $t9, $zero, 3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9cm" svg:x="4.365cm" svg:y="13.043cm">
          <text:p><text:span text:style-name="T4"/></text:p>
          <text:p><text:span text:style-name="T4"><text:s text:c="2"/></text:span><text:span text:style-name="T4">addiu $t9, $zero, 4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9.231cm">
          <text:p><text:span text:style-name="T4">Plt la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1.131cm">
          <text:p><text:span text:style-name="T4">Plt 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3.031cm">
          <text:p><text:span text:style-name="T4">Plt bar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635cm" svg:x="4.364cm" svg:y="14.898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4cm" svg:y="5.76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3cm" svg:y="6.166cm">
          <text:p><text:span text:style-name="T4">...</text:span>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4.125cm" svg:height="2.847cm" svg:x="4.37cm" svg:y="17.468cm">
          <text:p><text:span text:style-name="T2"/></text:p>
          <text:p><text:span text:style-name="T2"><text:s text:c="2"/></text:span></text:p>
        </draw:rect>
        <draw:custom-shape draw:style-name="gr10" draw:text-style-name="P8" xml:id="id18" draw:id="id18" draw:layer="layout" svg:width="4.13cm" svg:height="0.402cm" svg:x="4.364cm" svg:y="15.534cm">
          <text:p><text:span text:style-name="T1">foo: 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15" draw:id="id15" draw:layer="layout" svg:width="4.13cm" svg:height="0.402cm" svg:x="4.364cm" svg:y="17.034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7.534cm">
          <text:p><text:span text:style-name="T1">bar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9.334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8.134cm">
          <text:p><text:span text:style-name="T1"><text:s text:c="2"/></text:span><text:span text:style-name="T1">ld $t9, 28($gp) // call foo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8.434cm">
          <text:p><text:span text:style-name="T1"><text:s text:c="2"/></text:span><text:span text:style-name="T1">jalr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7.8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8.6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9.034cm">
          <text:p><text:span text:style-name="T1"><text:s text:c="2"/></text:span><text:span text:style-name="T1">ld $t9, 24($gp) // call la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635cm" svg:height="0.607cm" svg:x="3.388cm" svg:y="5.485cm">
          <draw:text-box>
            <text:p><text:span text:style-name="T4">2</text:span></text:p>
          </draw:text-box>
        </draw:frame>
        <draw:connector draw:style-name="gr15" draw:text-style-name="P4" draw:layer="layout" draw:type="curve" svg:x1="8.494cm" svg:y1="17.235cm" svg:x2="8.493cm" svg:y2="4.932cm" draw:start-shape="id15" draw:start-glue-point="1" draw:end-shape="id16" svg:d="m8494 17235c750 0 750-12303-1-12303">
          <text:p/>
        </draw:connector>
        <draw:frame draw:style-name="gr2" draw:text-style-name="P3" draw:layer="layout" svg:width="0.635cm" svg:height="0.607cm" svg:x="8.89cm" svg:y="11.487cm">
          <draw:text-box>
            <text:p><text:span text:style-name="T4">2</text:span></text:p>
          </draw:text-box>
        </draw:frame>
        <draw:frame draw:style-name="gr2" draw:text-style-name="P3" draw:layer="layout" svg:width="2.413cm" svg:height="0.607cm" svg:x="2.216cm" svg:y="15.237cm">
          <draw:text-box>
            <text:p><text:span text:style-name="T4">0x40000 ---&gt;</text:span></text:p>
          </draw:text-box>
        </draw:frame>
        <draw:frame draw:style-name="gr2" draw:text-style-name="P3" draw:layer="layout" svg:width="2.413cm" svg:height="0.607cm" svg:x="1.917cm" svg:y="17.138cm">
          <draw:text-box>
            <text:p><text:span text:style-name="T4">0x40038 ---&gt;</text:span></text:p>
          </draw:text-box>
        </draw:frame>
        <draw:connector draw:style-name="gr9" draw:text-style-name="P4" draw:layer="layout" draw:type="curve" draw:line-skew="0.773cm" svg:x1="8.492cm" svg:y1="3.483cm" svg:x2="8.494cm" svg:y2="15.735cm" draw:start-shape="id17" draw:start-glue-point="1" draw:end-shape="id18" draw:end-glue-point="1" svg:d="m8492 3483c1912 0 1911 12252 2 12252">
          <text:p/>
        </draw:connector>
        <draw:frame draw:style-name="gr2" draw:text-style-name="P3" draw:layer="layout" svg:width="0.635cm" svg:height="0.607cm" svg:x="9.691cm" svg:y="11.488cm">
          <draw:text-box>
            <text:p><text:span text:style-name="T4">1</text:span></text:p>
          </draw:text-box>
        </draw:frame>
        <draw:custom-shape draw:style-name="gr10" draw:text-style-name="P8" draw:layer="layout" svg:width="4.13cm" svg:height="0.402cm" svg:x="4.363cm" svg:y="14.531cm">
          <text:p><text:span text:style-name="T3"><text:s/></text:span><text:span text:style-name="T3">jr $t9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rect draw:style-name="gr1" draw:text-style-name="P1" draw:layer="layout" svg:width="4.125cm" svg:height="2.073cm" svg:x="10.468cm" svg:y="4.169cm">
          <text:p><text:span text:style-name="T1"/></text:p>
          <text:p><text:span text:style-name="T2"><text:s text:c="2"/></text:span><text:span text:style-name="T2">20: ld $t9, 1c($gp)</text:span></text:p>
          <text:p><text:span text:style-name="T2"><text:s text:c="2"/></text:span></text:p>
          <text:p><text:span text:style-name="T2"><text:s text:c="2"/></text:span><text:span text:style-name="T2">28: nop</text:span></text:p>
          <text:p><text:span text:style-name="T2"><text:s text:c="2"/></text:span><text:span text:style-name="T2">2c: nop</text:span></text:p>
        </draw:rect>
        <draw:rect draw:style-name="gr1" draw:text-style-name="P2" draw:layer="layout" svg:width="4.125cm" svg:height="1.354cm" svg:x="10.468cm" svg:y="9.377cm">
          <text:p><text:span text:style-name="T3"><text:s text:c="2"/></text:span></text:p>
        </draw:rect>
        <draw:rect draw:style-name="gr1" draw:text-style-name="P1" draw:layer="layout" svg:width="4.13cm" svg:height="2.037cm" svg:x="10.463cm" svg:y="2.132cm">
          <text:p><text:span text:style-name="T1"/></text:p>
          <text:p><text:span text:style-name="T2"><text:s text:c="2"/></text:span><text:span text:style-name="T2">10: st $lr, 4($gp)</text:span></text:p>
          <text:p><text:span text:style-name="T2"><text:s text:c="2"/></text:span><text:span text:style-name="T2">14: st $fp, 8($gp)</text:span></text:p>
          <text:p><text:span text:style-name="T2"><text:s text:c="2"/></text:span><text:span text:style-name="T2">18: st $sp, 12($gp)</text:span></text:p>
          <text:p><text:span text:style-name="T1"><text:s text:c="2"/></text:span></text:p>
        </draw:rect>
        <draw:frame draw:style-name="gr2" draw:text-style-name="P3" draw:layer="layout" svg:width="2.821cm" svg:height="0.607cm" svg:x="8.008cm" svg:y="10.83cm">
          <draw:text-box>
            <text:p><text:span text:style-name="T4">gp --------------&gt;</text:span></text:p>
          </draw:text-box>
        </draw:frame>
        <draw:frame draw:style-name="gr7" draw:text-style-name="P3" draw:layer="layout" svg:width="2.883cm" svg:height="0.607cm" svg:x="7.935cm" svg:y="11.837cm">
          <draw:text-box>
            <text:p><text:span text:style-name="T4">gp +16+3*4 ---&gt;</text:span></text:p>
          </draw:text-box>
        </draw:frame>
        <draw:frame draw:style-name="gr12" draw:text-style-name="P3" draw:layer="layout" svg:width="2.894cm" svg:height="0.635cm" svg:x="7.935cm" svg:y="12.235cm">
          <draw:text-box>
            <text:p><text:span text:style-name="T4">gp +16+4*4 ---&gt;</text:span></text:p>
          </draw:text-box>
        </draw:frame>
        <draw:custom-shape draw:style-name="gr5" draw:text-style-name="P8" draw:layer="layout" svg:width="4.13cm" svg:height="0.457cm" svg:x="10.463cm" svg:y="13.68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4.13cm" svg:height="1.894cm" svg:x="10.463cm" svg:y="14.146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139cm" svg:height="0.762cm" svg:x="8.263cm" svg:y="1.248cm">
          <draw:text-box>
            <text:p><text:span text:style-name="T5">memory</text:span></text:p>
          </draw:text-box>
        </draw:frame>
        <draw:custom-shape draw:style-name="gr5" draw:text-style-name="P6" draw:layer="layout" svg:width="4.13cm" svg:height="0.37cm" svg:x="10.463cm" svg:y="12.468cm">
          <text:p text:style-name="P4"><text:span text:style-name="T4">Plt bar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92cm" svg:x="10.463cm" svg:y="11.741cm">
          <text:p text:style-name="P4"><text:span text:style-name="T4">Plt la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10.463cm" svg:y="12.133cm">
          <text:p text:style-name="P4"><text:span text:style-name="T4">0x4000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92cm" svg:x="10.463cm" svg:y="11.406cm">
          <text:p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62cm" svg:x="10.463cm" svg:y="12.846cm">
          <text:p><text:span text:style-name="T4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42cm" svg:height="0.762cm" svg:x="7.014cm" svg:y="13.357cm">
          <draw:text-box>
            <text:p><text:span text:style-name="T4">gpPlt --------------------&gt;</text:span></text:p>
          </draw:text-box>
        </draw:frame>
        <draw:frame draw:style-name="gr7" draw:text-style-name="P3" draw:layer="layout" svg:width="3.755cm" svg:height="0.607cm" svg:x="7.028cm" svg:y="13.895cm">
          <draw:text-box>
            <text:p><text:span text:style-name="T4">gpPlt +16+2*8'h10 ---&gt;</text:span></text:p>
          </draw:text-box>
        </draw:frame>
        <draw:frame draw:style-name="gr14" draw:text-style-name="P3" draw:layer="layout" svg:width="3.795cm" svg:height="0.607cm" svg:x="6.988cm" svg:y="15.784cm">
          <draw:text-box>
            <text:p><text:span text:style-name="T4">gpPlt +16+3*8'h10 ---&gt;</text:span></text:p>
          </draw:text-box>
        </draw:frame>
        <draw:custom-shape draw:style-name="gr5" draw:text-style-name="P8" draw:layer="layout" svg:width="4.131cm" svg:height="0.443cm" svg:x="10.462cm" svg:y="13.254cm">
          <text:p><text:span text:style-name="T4">0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883cm" svg:height="0.607cm" svg:x="7.932cm" svg:y="11.434cm">
          <draw:text-box>
            <text:p><text:span text:style-name="T4">gp +16+2*4 ---&gt;</text:span></text:p>
          </draw:text-box>
        </draw:frame>
        <draw:custom-shape draw:style-name="gr5" draw:text-style-name="P10" draw:layer="layout" svg:width="4.13cm" svg:height="1.899cm" svg:x="10.463cm" svg:y="16.046cm">
          <text:p><text:span text:style-name="T4"/></text:p>
          <text:p><text:span text:style-name="T4"><text:s text:c="2"/></text:span><text:span text:style-name="T4">addiu $t9, $zero, 3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4.13cm" svg:height="1.899cm" svg:x="10.463cm" svg:y="17.947cm">
          <text:p><text:span text:style-name="T4"/></text:p>
          <text:p><text:span text:style-name="T4"><text:s text:c="2"/></text:span><text:span text:style-name="T4">addiu $t9, $zero, 4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10.462cm" svg:y="14.135cm">
          <text:p><text:span text:style-name="T4">Plt la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10.462cm" svg:y="16.035cm">
          <text:p><text:span text:style-name="T4">Plt 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22" draw:id="id22" draw:layer="layout" svg:width="4.13cm" svg:height="0.402cm" svg:x="10.462cm" svg:y="17.935cm">
          <text:p><text:span text:style-name="T4">Plt bar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635cm" svg:x="10.462cm" svg:y="19.802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10.461cm" svg:y="20.401cm">
          <text:p><text:span text:style-name="T4">NumDynEntry: 5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10.46cm" svg:y="20.7cm">
          <text:p><text:span text:style-name="T4">dynsym index: 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10.459cm" svg:y="20.999cm">
          <text:p><text:span text:style-name="T4">dynsym index: 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10.458cm" svg:y="21.298cm">
          <text:p><text:span text:style-name="T4">dynsym index: 1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10.457cm" svg:y="21.597cm">
          <text:p><text:span text:style-name="T4">dynsym index: 18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10.456cm" svg:y="21.896cm">
          <text:p><text:span text:style-name="T4">dynsym index: 2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10.455cm" svg:y="22.195cm">
          <text:p><text:span text:style-name="T4">0: la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10.454cm" svg:y="23.394cm">
          <text:p><text:span text:style-name="T4">e4: dummy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10.454cm" svg:y="23.094cm">
          <text:p><text:span text:style-name="T4">74: _Z3barv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10.454cm" svg:y="22.794cm">
          <text:p><text:span text:style-name="T4">3c: _Z3fooii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38cm" svg:x="10.454cm" svg:y="22.494cm">
          <text:p><text:span text:style-name="T4">0: __tls_get_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72cm" svg:x="10.453cm" svg:y="23.693cm">
          <text:p><text:span text:style-name="T4">\0__tls_get_addr\0</text:span></text:p>
          <text:p><text:span text:style-name="T4">_Z2laii\0_Z3fooii\0</text:span></text:p>
          <text:p><text:span text:style-name="T4">_Z3barv\0_GLOBAL_</text:span></text:p>
          <text:p><text:span text:style-name="T4">OFFSET_TABLE_\0_</text:span></text:p>
          <text:p><text:span text:style-name="T4">DYNAMIC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9" draw:id="id19" draw:layer="layout" svg:width="4.13cm" svg:height="0.402cm" svg:x="10.462cm" svg:y="10.035cm">
          <text:p><text:span text:style-name="T3"><text:s/></text:span><text:span text:style-name="T3">d84</text:span><text:span text:style-name="T8">: jsub __plt__Z3barv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10.462cm" svg:y="9.435cm">
          <text:p><text:span text:style-name="T8"><text:s/></text:span><text:span text:style-name="T8">d</text:span><text:span text:style-name="T9">68</text:span><text:span text:style-name="T8">: jsub __plt__Z3fooii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10.462cm" svg:y="9.635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10.462cm" svg:y="10.235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10.462cm" svg:y="4.135cm">
          <text:p><text:span text:style-name="T1">__plt__Z3fooii:</text:span></text:p>
          <draw:enhanced-geometry svg:viewBox="0 0 21600 21600" draw:type="rectangle" draw:enhanced-path="M 0 0 L 21600 0 21600 21600 0 21600 0 0 Z N"/>
        </draw:custom-shape>
        <draw:rect draw:style-name="gr1" draw:text-style-name="P1" xml:id="id21" draw:id="id21" draw:layer="layout" svg:width="4.125cm" svg:height="2.073cm" svg:x="10.468cm" svg:y="6.169cm">
          <text:p><text:span text:style-name="T1"/></text:p>
          <text:p><text:span text:style-name="T2"><text:s text:c="2"/></text:span><text:span text:style-name="T2">30: ld $t9, 20($gp)</text:span></text:p>
          <text:p><text:span text:style-name="T2"/></text:p>
          <text:p><text:span text:style-name="T2"><text:s text:c="2"/></text:span><text:span text:style-name="T2">38: nop</text:span></text:p>
          <text:p><text:span text:style-name="T2"><text:s text:c="2"/></text:span><text:span text:style-name="T2">3c: nop</text:span></text:p>
        </draw:rect>
        <draw:custom-shape draw:style-name="gr10" draw:text-style-name="P8" xml:id="id20" draw:id="id20" draw:layer="layout" svg:width="4.13cm" svg:height="0.402cm" svg:x="10.462cm" svg:y="6.135cm">
          <text:p><text:span text:style-name="T1">__plt__Z3barv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10.462cm" svg:y="10.67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10.461cm" svg:y="8.20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10.461cm" svg:y="11.0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24" draw:id="id24" draw:layer="layout" svg:width="4.13cm" svg:height="0.431cm" svg:x="10.461cm" svg:y="8.57cm">
          <text:p><text:span text:style-name="T4">Dynamic_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10.46cm" svg:y="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26" draw:id="id26" draw:layer="layout" svg:width="4.13cm" svg:height="0.402cm" svg:x="10.462cm" svg:y="2.135cm">
          <text:p><text:span text:style-name="T1">PLT0: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10.467cm" svg:y="5.001cm">
          <text:p><text:span text:style-name="T1"><text:s text:c="2"/></text:span><text:span text:style-name="T1">24: ret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10.462cm" svg:y="7.035cm">
          <text:p><text:span text:style-name="T1"><text:s text:c="2"/></text:span><text:span text:style-name="T1">34: ret $t9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curve" svg:x1="10.462cm" svg:y1="10.236cm" svg:x2="10.462cm" svg:y2="6.336cm" draw:start-shape="id19" draw:start-glue-point="3" draw:end-shape="id20" draw:end-glue-point="3" svg:d="m10462 10236c-750 0-750-3900 0-3900">
          <text:p/>
        </draw:connector>
        <draw:connector draw:style-name="gr15" draw:text-style-name="P4" draw:layer="layout" draw:type="curve" draw:line-skew="-3.249cm" svg:x1="10.468cm" svg:y1="7.205cm" svg:x2="10.462cm" svg:y2="18.136cm" draw:start-shape="id21" draw:end-shape="id22" draw:end-glue-point="3" svg:d="m10468 7205c-5632 0-5629 10931-6 10931">
          <text:p/>
        </draw:connector>
        <draw:custom-shape draw:style-name="gr10" draw:text-style-name="P11" xml:id="id23" draw:id="id23" draw:layer="layout" svg:width="4.13cm" svg:height="0.402cm" svg:x="10.462cm" svg:y="3.635cm">
          <text:p><text:span text:style-name="T1"><text:s text:c="2"/></text:span><text:span text:style-name="T1">1c: jmp dynamic_linker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curve" svg:x1="14.592cm" svg:y1="3.836cm" svg:x2="14.591cm" svg:y2="8.785cm" draw:start-shape="id23" draw:start-glue-point="1" draw:end-shape="id24" draw:end-glue-point="1" svg:d="m14592 3836c750 0 750 4949-1 4949">
          <text:p/>
        </draw:connector>
        <draw:frame draw:style-name="gr2" draw:text-style-name="P3" draw:layer="layout" svg:width="0.635cm" svg:height="0.607cm" svg:x="9.786cm" svg:y="7.786cm">
          <draw:text-box>
            <text:p><text:span text:style-name="T4">1</text:span></text:p>
          </draw:text-box>
        </draw:frame>
        <draw:frame draw:style-name="gr2" draw:text-style-name="P3" draw:layer="layout" svg:width="0.635cm" svg:height="0.607cm" svg:x="4.081cm" svg:y="7.853cm">
          <draw:text-box>
            <text:p><text:span text:style-name="T4">3</text:span></text:p>
          </draw:text-box>
        </draw:frame>
        <draw:frame draw:style-name="gr2" draw:text-style-name="P3" draw:layer="layout" svg:width="0.635cm" svg:height="0.607cm" svg:x="14.72cm" svg:y="5.843cm">
          <draw:text-box>
            <text:p><text:span text:style-name="T4">4</text:span></text:p>
          </draw:text-box>
        </draw:frame>
        <draw:custom-shape draw:style-name="gr11" draw:text-style-name="P4" draw:layer="layout" svg:width="0.381cm" svg:height="1.778cm" svg:x="10.022cm" svg:y="23.72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1.377cm" svg:height="0.762cm" svg:x="8.498cm" svg:y="24.229cm">
          <draw:text-box>
            <text:p><text:span text:style-name="T4">dynstr</text:span></text:p>
          </draw:text-box>
        </draw:frame>
        <draw:custom-shape draw:style-name="gr11" draw:text-style-name="P4" draw:layer="layout" svg:width="0.381cm" svg:height="1.474cm" svg:x="10.023cm" svg:y="22.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3" draw:layer="layout" svg:width="2.621cm" svg:height="0.607cm" svg:x="7.355cm" svg:y="22.628cm">
          <draw:text-box>
            <text:p><text:span text:style-name="T4">Function offset</text:span></text:p>
          </draw:text-box>
        </draw:frame>
        <draw:custom-shape draw:style-name="gr11" draw:text-style-name="P4" draw:layer="layout" svg:width="0.381cm" svg:height="1.474cm" svg:x="10.024cm" svg:y="20.7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3" draw:layer="layout" svg:width="2.621cm" svg:height="0.607cm" svg:x="7.356cm" svg:y="21.127cm">
          <draw:text-box>
            <text:p><text:span text:style-name="T4">Dynsym index</text:span></text:p>
          </draw:text-box>
        </draw:frame>
        <draw:custom-shape draw:style-name="gr10" draw:text-style-name="P10" draw:layer="layout" svg:width="4.13cm" svg:height="0.402cm" svg:x="10.467cm" svg:y="17.501cm">
          <text:p><text:span text:style-name="T1"><text:s text:c="2"/></text:span><text:span text:style-name="T1">jr $t9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curve" draw:line-skew="-5.536cm" svg:x1="10.467cm" svg:y1="19.602cm" svg:x2="10.462cm" svg:y2="2.336cm" draw:start-shape="id25" draw:start-glue-point="3" draw:end-shape="id26" draw:end-glue-point="3" svg:d="m10467 19602c-9061 0-9059-17266-5-17266">
          <text:p/>
        </draw:connector>
        <draw:frame draw:style-name="gr2" draw:text-style-name="P3" draw:layer="layout" svg:width="0.635cm" svg:height="0.607cm" svg:x="6.921cm" svg:y="9.751cm">
          <draw:text-box>
            <text:p><text:span text:style-name="T4">2</text:span></text:p>
          </draw:text-box>
        </draw:frame>
        <draw:custom-shape draw:style-name="gr10" draw:text-style-name="P10" xml:id="id25" draw:id="id25" draw:layer="layout" svg:width="4.13cm" svg:height="0.402cm" svg:x="10.467cm" svg:y="19.401cm">
          <text:p><text:span text:style-name="T1"><text:s text:c="2"/></text:span><text:span text:style-name="T1">jr $t9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gr6" draw:text-style-name="P5" draw:layer="layout" svg:width="2.139cm" svg:height="0.762cm" svg:x="2.27cm" svg:y="2.143cm">
          <draw:text-box>
            <text:p><text:span text:style-name="T5">memory</text:span></text:p>
          </draw:text-box>
        </draw:frame>
        <draw:frame draw:style-name="gr6" draw:text-style-name="P5" draw:layer="layout" svg:width="2.139cm" svg:height="0.762cm" svg:x="10.144cm" svg:y="2.316cm">
          <draw:text-box>
            <text:p><text:span text:style-name="T5">flash</text:span></text:p>
          </draw:text-box>
        </draw:frame>
        <draw:rect draw:style-name="gr1" draw:text-style-name="P9" draw:layer="layout" svg:width="4.191cm" svg:height="2.413cm" svg:x="11.922cm" svg:y="2.951cm">
          <text:p text:style-name="P7"><text:span text:style-name="T4">la:</text:span></text:p>
          <text:p text:style-name="P7"><text:span text:style-name="T4">…</text:span></text:p>
          <text:p text:style-name="P7"><text:span text:style-name="T4">...</text:span></text:p>
          <text:p text:style-name="P4"><text:span text:style-name="T4"/></text:p>
        </draw:rect>
        <draw:rect draw:style-name="gr1" draw:text-style-name="P9" draw:layer="layout" svg:width="4.191cm" svg:height="2.413cm" svg:x="11.923cm" svg:y="5.352cm">
          <text:p text:style-name="P7"><text:span text:style-name="T4">foo:</text:span></text:p>
          <text:p text:style-name="P7"><text:span text:style-name="T4">…</text:span></text:p>
          <text:p text:style-name="P7"><text:span text:style-name="T4">...</text:span></text:p>
          <text:p text:style-name="P4"><text:span text:style-name="T4"/></text:p>
        </draw:rect>
        <draw:rect draw:style-name="gr1" draw:text-style-name="P9" draw:layer="layout" svg:width="4.191cm" svg:height="3.326cm" svg:x="11.924cm" svg:y="7.753cm">
          <text:p text:style-name="P7"><text:span text:style-name="T4">bar:</text:span></text:p>
          <text:p text:style-name="P7"><text:span text:style-name="T4">…</text:span></text:p>
          <text:p text:style-name="P7"><text:span text:style-name="T4">ld $t9, 1c(gp)</text:span></text:p>
          <text:p text:style-name="P7"><text:span text:style-name="T4">jalr $t9</text:span></text:p>
          <text:p text:style-name="P7"><text:span text:style-name="T4">…</text:span></text:p>
          <text:p text:style-name="P7"><text:span text:style-name="T4">ld $t9, 18(gp)</text:span></text:p>
          <text:p><text:span text:style-name="T6">j</text:span><text:span text:style-name="T7">alr $t9</text:span></text:p>
          <text:p text:style-name="P7"><text:span text:style-name="T4">...</text:span></text:p>
          <text:p text:style-name="P4"><text:span text:style-name="T4"/></text:p>
        </draw:rect>
        <draw:frame draw:style-name="gr6" draw:text-style-name="P3" draw:layer="layout" svg:width="1.377cm" svg:height="0.762cm" svg:x="7.151cm" svg:y="4.696cm">
          <draw:text-box>
            <text:p><text:span text:style-name="T4">main</text:span></text:p>
          </draw:text-box>
        </draw:frame>
        <draw:rect draw:style-name="gr1" draw:text-style-name="P1" draw:layer="layout" svg:width="4.125cm" svg:height="2.073cm" svg:x="4.369cm" svg:y="15.467cm">
          <text:p><text:span text:style-name="T1"/></text:p>
          <text:p><text:span text:style-name="T2"><text:s text:c="2"/></text:span><text:span text:style-name="T2">...</text:span></text:p>
          <text:p><text:span text:style-name="T2"><text:s text:c="2"/></text:span></text:p>
        </draw:rect>
        <draw:custom-shape draw:style-name="gr5" draw:text-style-name="P8" draw:layer="layout" svg:width="4.13cm" svg:height="0.419cm" svg:x="4.362cm" svg:y="2.89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27" draw:id="id27" draw:layer="layout" svg:width="4.13cm" svg:height="0.431cm" svg:x="4.362cm" svg:y="3.268cm">
          <text:p><text:span text:style-name="T4">Dynamic_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1cm" svg:y="3.698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4.363cm" svg:y="17.033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rect draw:style-name="gr1" draw:text-style-name="P2" draw:layer="layout" svg:width="4.125cm" svg:height="1.354cm" svg:x="4.369cm" svg:y="4.473cm">
          <text:p><text:span text:style-name="T3"><text:s text:c="2"/></text:span></text:p>
        </draw:rect>
        <draw:custom-shape draw:style-name="gr10" draw:text-style-name="P10" draw:layer="layout" svg:width="4.13cm" svg:height="0.402cm" svg:x="4.363cm" svg:y="5.131cm">
          <text:p><text:span text:style-name="T3"><text:s/></text:span><text:span text:style-name="T3">d84</text:span><text:span text:style-name="T8">: jsub __plt__Z3barv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4.363cm" svg:y="4.531cm">
          <text:p><text:span text:style-name="T8"><text:s/></text:span><text:span text:style-name="T8">d</text:span><text:span text:style-name="T9">68</text:span><text:span text:style-name="T8">: jsub __plt__Z3fooii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4.363cm" svg:y="4.731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4.363cm" svg:y="5.331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1cm" svg:y="4.096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381cm" svg:height="1.129cm" svg:x="3.924cm" svg:y="4.56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1.377cm" svg:height="0.762cm" svg:x="2.652cm" svg:y="4.694cm">
          <draw:text-box>
            <text:p><text:span text:style-name="T4">main</text:span></text:p>
          </draw:text-box>
        </draw:frame>
        <draw:connector draw:style-name="gr15" draw:text-style-name="P4" draw:layer="layout" draw:type="curve" svg:x1="4.362cm" svg:y1="3.483cm" svg:x2="4.364cm" svg:y2="17.735cm" draw:start-shape="id27" draw:start-glue-point="3" draw:end-shape="id28" draw:end-glue-point="3" svg:d="m4362 3483c-751 0-752 14252 2 14252">
          <text:p/>
        </draw:connector>
        <draw:custom-shape draw:style-name="gr10" draw:text-style-name="P10" draw:layer="layout" svg:width="4.13cm" svg:height="0.402cm" svg:x="4.364cm" svg:y="6.334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821cm" svg:height="0.607cm" svg:x="1.91cm" svg:y="5.926cm">
          <draw:text-box>
            <text:p><text:span text:style-name="T4">gp --------------&gt;</text:span></text:p>
          </draw:text-box>
        </draw:frame>
        <draw:frame draw:style-name="gr7" draw:text-style-name="P3" draw:layer="layout" svg:width="2.883cm" svg:height="0.607cm" svg:x="1.837cm" svg:y="6.933cm">
          <draw:text-box>
            <text:p><text:span text:style-name="T4">gp +16+3*4 ---&gt;</text:span></text:p>
          </draw:text-box>
        </draw:frame>
        <draw:frame draw:style-name="gr12" draw:text-style-name="P3" draw:layer="layout" svg:width="2.894cm" svg:height="0.635cm" svg:x="1.837cm" svg:y="7.331cm">
          <draw:text-box>
            <text:p><text:span text:style-name="T4">gp +16+4*4 ---&gt;</text:span></text:p>
          </draw:text-box>
        </draw:frame>
        <draw:custom-shape draw:style-name="gr5" draw:text-style-name="P8" draw:layer="layout" svg:width="4.13cm" svg:height="0.457cm" svg:x="4.365cm" svg:y="8.785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4.13cm" svg:height="1.894cm" svg:x="4.365cm" svg:y="9.242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5cm" svg:y="7.564cm">
          <text:p text:style-name="P4"><text:span text:style-name="T4">0x4003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92cm" svg:x="4.365cm" svg:y="6.837cm">
          <text:p text:style-name="P4"><text:span text:style-name="T4">Plt la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5cm" svg:y="7.229cm">
          <text:p text:style-name="P4"><text:span text:style-name="T4">0x4000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92cm" svg:x="4.365cm" svg:y="6.502cm">
          <text:p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62cm" svg:x="4.365cm" svg:y="7.942cm">
          <text:p><text:span text:style-name="T4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42cm" svg:height="0.762cm" svg:x="0.916cm" svg:y="8.453cm">
          <draw:text-box>
            <text:p><text:span text:style-name="T4">gpPlt --------------------&gt;</text:span></text:p>
          </draw:text-box>
        </draw:frame>
        <draw:frame draw:style-name="gr7" draw:text-style-name="P3" draw:layer="layout" svg:width="4.298cm" svg:height="0.607cm" svg:x="0.93cm" svg:y="8.991cm">
          <draw:text-box>
            <text:p><text:span text:style-name="T4">gpPlt +16+2*8'h10 ---&gt;</text:span></text:p>
          </draw:text-box>
        </draw:frame>
        <draw:frame draw:style-name="gr2" draw:text-style-name="P3" draw:layer="layout" svg:width="3.79cm" svg:height="0.607cm" svg:x="0.894cm" svg:y="10.809cm">
          <draw:text-box>
            <text:p><text:span text:style-name="T4">gpPlt +16+3*8'h10 ---&gt;</text:span></text:p>
          </draw:text-box>
        </draw:frame>
        <draw:custom-shape draw:style-name="gr5" draw:text-style-name="P8" draw:layer="layout" svg:width="4.131cm" svg:height="0.443cm" svg:x="4.364cm" svg:y="8.35cm">
          <text:p><text:span text:style-name="T4">0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883cm" svg:height="0.607cm" svg:x="1.834cm" svg:y="6.53cm">
          <draw:text-box>
            <text:p><text:span text:style-name="T4">gp +16+2*4 ---&gt;</text:span></text:p>
          </draw:text-box>
        </draw:frame>
        <draw:custom-shape draw:style-name="gr5" draw:text-style-name="P10" draw:layer="layout" svg:width="4.13cm" svg:height="1.899cm" svg:x="4.365cm" svg:y="11.142cm">
          <text:p><text:span text:style-name="T4"/></text:p>
          <text:p><text:span text:style-name="T4"><text:s text:c="2"/></text:span><text:span text:style-name="T4">addiu $t9, $zero, 3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4.13cm" svg:height="1.899cm" svg:x="4.365cm" svg:y="13.043cm">
          <text:p><text:span text:style-name="T4"/></text:p>
          <text:p><text:span text:style-name="T4"><text:s text:c="2"/></text:span><text:span text:style-name="T4">addiu $t9, $zero, 4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9.231cm">
          <text:p><text:span text:style-name="T4">Plt la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1.131cm">
          <text:p><text:span text:style-name="T4">Plt 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4cm" svg:y="13.031cm">
          <text:p><text:span text:style-name="T4">Plt bar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635cm" svg:x="4.364cm" svg:y="14.898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4cm" svg:y="5.76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3cm" svg:y="6.166cm">
          <text:p><text:span text:style-name="T4">...</text:span>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4.125cm" svg:height="2.847cm" svg:x="4.37cm" svg:y="17.468cm">
          <text:p><text:span text:style-name="T2"/></text:p>
          <text:p><text:span text:style-name="T2"><text:s text:c="2"/></text:span></text:p>
        </draw:rect>
        <draw:custom-shape draw:style-name="gr10" draw:text-style-name="P8" xml:id="id30" draw:id="id30" draw:layer="layout" svg:width="4.13cm" svg:height="0.402cm" svg:x="4.364cm" svg:y="15.534cm">
          <text:p><text:span text:style-name="T1">foo: 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4.364cm" svg:y="17.034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28" draw:id="id28" draw:layer="layout" svg:width="4.13cm" svg:height="0.402cm" svg:x="4.364cm" svg:y="17.534cm">
          <text:p><text:span text:style-name="T1">bar: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4.364cm" svg:y="19.334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29" draw:id="id29" draw:layer="layout" svg:width="4.13cm" svg:height="0.402cm" svg:x="4.364cm" svg:y="18.134cm">
          <text:p><text:span text:style-name="T1"><text:s text:c="2"/></text:span><text:span text:style-name="T1">ld $t9, 28($gp) // call foo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4.364cm" svg:y="18.434cm">
          <text:p><text:span text:style-name="T1"><text:s text:c="2"/></text:span><text:span text:style-name="T1">jalr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4.364cm" svg:y="17.8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4.364cm" svg:y="18.6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13cm" svg:height="0.402cm" svg:x="4.364cm" svg:y="19.034cm">
          <text:p><text:span text:style-name="T1"><text:s text:c="2"/></text:span><text:span text:style-name="T1">ld $t9, 24($gp) // call la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635cm" svg:height="0.607cm" svg:x="3.388cm" svg:y="5.485cm">
          <draw:text-box>
            <text:p><text:span text:style-name="T4">1</text:span></text:p>
          </draw:text-box>
        </draw:frame>
        <draw:connector draw:style-name="gr15" draw:text-style-name="P4" draw:layer="layout" draw:type="curve" svg:x1="8.494cm" svg:y1="18.335cm" svg:x2="8.494cm" svg:y2="15.735cm" draw:start-shape="id29" draw:start-glue-point="1" draw:end-shape="id30" draw:end-glue-point="1" svg:d="m8494 18335c750 0 750-2600 0-2600">
          <text:p/>
        </draw:connector>
        <draw:frame draw:style-name="gr2" draw:text-style-name="P3" draw:layer="layout" svg:width="0.635cm" svg:height="0.607cm" svg:x="8.89cm" svg:y="16.687cm">
          <draw:text-box>
            <text:p><text:span text:style-name="T4">2</text:span></text:p>
          </draw:text-box>
        </draw:frame>
        <draw:frame draw:style-name="gr2" draw:text-style-name="P3" draw:layer="layout" svg:width="2.413cm" svg:height="0.607cm" svg:x="2.216cm" svg:y="15.237cm">
          <draw:text-box>
            <text:p><text:span text:style-name="T4">0x40000 ---&gt;</text:span></text:p>
          </draw:text-box>
        </draw:frame>
        <draw:frame draw:style-name="gr2" draw:text-style-name="P3" draw:layer="layout" svg:width="2.413cm" svg:height="0.607cm" svg:x="1.917cm" svg:y="17.138cm">
          <draw:text-box>
            <text:p><text:span text:style-name="T4">0x40038 ---&gt;</text:span></text:p>
          </draw:text-box>
        </draw:frame>
        <draw:custom-shape draw:style-name="gr10" draw:text-style-name="P10" draw:layer="layout" svg:width="4.13cm" svg:height="0.402cm" svg:x="4.363cm" svg:y="14.431cm">
          <text:p><text:span text:style-name="T3"><text:s/></text:span><text:span text:style-name="T3">jr $t9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frame draw:style-name="gr6" draw:text-style-name="P5" draw:layer="layout" svg:width="2.139cm" svg:height="0.762cm" svg:x="2.27cm" svg:y="2.143cm">
          <draw:text-box>
            <text:p><text:span text:style-name="T5">memory</text:span></text:p>
          </draw:text-box>
        </draw:frame>
        <draw:rect draw:style-name="gr1" draw:text-style-name="P1" draw:layer="layout" svg:width="4.125cm" svg:height="2.073cm" svg:x="4.368cm" svg:y="15.469cm">
          <text:p><text:span text:style-name="T1"/></text:p>
          <text:p><text:span text:style-name="T2"><text:s text:c="2"/></text:span><text:span text:style-name="T2">...</text:span></text:p>
          <text:p><text:span text:style-name="T2"><text:s text:c="2"/></text:span></text:p>
        </draw:rect>
        <draw:custom-shape draw:style-name="gr10" draw:text-style-name="P8" draw:layer="layout" svg:width="4.13cm" svg:height="0.402cm" svg:x="4.362cm" svg:y="15.435cm">
          <text:p><text:span text:style-name="T1">foo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1cm" svg:y="2.90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32" draw:id="id32" draw:layer="layout" svg:width="4.13cm" svg:height="0.431cm" svg:x="4.361cm" svg:y="3.27cm">
          <text:p><text:span text:style-name="T4">Dynamic_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cm" svg:y="3.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17.035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rect draw:style-name="gr1" draw:text-style-name="P2" draw:layer="layout" svg:width="4.125cm" svg:height="1.354cm" svg:x="4.368cm" svg:y="4.475cm">
          <text:p><text:span text:style-name="T3"><text:s text:c="2"/></text:span></text:p>
        </draw:rect>
        <draw:custom-shape draw:style-name="gr10" draw:text-style-name="P8" draw:layer="layout" svg:width="4.13cm" svg:height="0.402cm" svg:x="4.362cm" svg:y="5.133cm">
          <text:p><text:span text:style-name="T3"><text:s/></text:span><text:span text:style-name="T3">d84</text:span><text:span text:style-name="T8">: jsub __plt__Z3barv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4.533cm">
          <text:p><text:span text:style-name="T8"><text:s/></text:span><text:span text:style-name="T8">d</text:span><text:span text:style-name="T9">68</text:span><text:span text:style-name="T8">: jsub __plt__Z3fooii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4.733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2cm" svg:y="5.333cm">
          <text:p><text:span text:style-name="T8"><text:s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cm" svg:y="4.098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381cm" svg:height="1.129cm" svg:x="3.923cm" svg:y="4.56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1.377cm" svg:height="0.762cm" svg:x="2.651cm" svg:y="4.696cm">
          <draw:text-box>
            <text:p><text:span text:style-name="T4">main</text:span></text:p>
          </draw:text-box>
        </draw:frame>
        <draw:custom-shape draw:style-name="gr10" draw:text-style-name="P8" draw:layer="layout" svg:width="4.13cm" svg:height="0.402cm" svg:x="4.363cm" svg:y="6.336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821cm" svg:height="0.607cm" svg:x="1.909cm" svg:y="5.928cm">
          <draw:text-box>
            <text:p><text:span text:style-name="T4">gp --------------&gt;</text:span></text:p>
          </draw:text-box>
        </draw:frame>
        <draw:frame draw:style-name="gr7" draw:text-style-name="P3" draw:layer="layout" svg:width="2.883cm" svg:height="0.607cm" svg:x="1.836cm" svg:y="6.935cm">
          <draw:text-box>
            <text:p><text:span text:style-name="T4">gp +16+3*4 ---&gt;</text:span></text:p>
          </draw:text-box>
        </draw:frame>
        <draw:frame draw:style-name="gr12" draw:text-style-name="P3" draw:layer="layout" svg:width="2.894cm" svg:height="0.635cm" svg:x="1.836cm" svg:y="7.333cm">
          <draw:text-box>
            <text:p><text:span text:style-name="T4">gp +16+4*4 ---&gt;</text:span></text:p>
          </draw:text-box>
        </draw:frame>
        <draw:custom-shape draw:style-name="gr5" draw:text-style-name="P8" draw:layer="layout" svg:width="4.13cm" svg:height="0.457cm" svg:x="4.364cm" svg:y="8.78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4cm" svg:x="4.364cm" svg:y="9.244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4cm" svg:y="7.566cm">
          <text:p text:style-name="P4"><text:span text:style-name="T4">0x4003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92cm" svg:x="4.364cm" svg:y="6.839cm">
          <text:p text:style-name="P4"><text:span text:style-name="T4">Plt la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4cm" svg:y="7.231cm">
          <text:p text:style-name="P4"><text:span text:style-name="T4">0x4000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92cm" svg:x="4.364cm" svg:y="6.504cm">
          <text:p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62cm" svg:x="4.364cm" svg:y="7.944cm">
          <text:p><text:span text:style-name="T4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42cm" svg:height="0.762cm" svg:x="0.915cm" svg:y="8.455cm">
          <draw:text-box>
            <text:p><text:span text:style-name="T4">gpPlt --------------------&gt;</text:span></text:p>
          </draw:text-box>
        </draw:frame>
        <draw:frame draw:style-name="gr7" draw:text-style-name="P3" draw:layer="layout" svg:width="4.298cm" svg:height="0.607cm" svg:x="0.929cm" svg:y="8.993cm">
          <draw:text-box>
            <text:p><text:span text:style-name="T4">gpPlt +16+2*8'h10 ---&gt;</text:span></text:p>
          </draw:text-box>
        </draw:frame>
        <draw:frame draw:style-name="gr2" draw:text-style-name="P3" draw:layer="layout" svg:width="3.79cm" svg:height="0.607cm" svg:x="0.893cm" svg:y="10.811cm">
          <draw:text-box>
            <text:p><text:span text:style-name="T4">gpPlt +16+3*8'h10 ---&gt;</text:span></text:p>
          </draw:text-box>
        </draw:frame>
        <draw:custom-shape draw:style-name="gr5" draw:text-style-name="P8" draw:layer="layout" svg:width="4.131cm" svg:height="0.443cm" svg:x="4.363cm" svg:y="8.352cm">
          <text:p><text:span text:style-name="T4">0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883cm" svg:height="0.607cm" svg:x="1.833cm" svg:y="6.532cm">
          <draw:text-box>
            <text:p><text:span text:style-name="T4">gp +16+2*4 ---&gt;</text:span></text:p>
          </draw:text-box>
        </draw:frame>
        <draw:custom-shape draw:style-name="gr5" draw:text-style-name="P8" draw:layer="layout" svg:width="4.13cm" svg:height="1.899cm" svg:x="4.364cm" svg:y="11.144cm">
          <text:p><text:span text:style-name="T4"/></text:p>
          <text:p><text:span text:style-name="T4"><text:s text:c="2"/></text:span><text:span text:style-name="T4">addiu $t9, $zero, 3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9cm" svg:x="4.364cm" svg:y="13.045cm">
          <text:p><text:span text:style-name="T4"/></text:p>
          <text:p><text:span text:style-name="T4"><text:s text:c="2"/></text:span><text:span text:style-name="T4">addiu $t9, $zero, 4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34" draw:id="id34" draw:layer="layout" svg:width="4.13cm" svg:height="0.402cm" svg:x="4.363cm" svg:y="9.233cm">
          <text:p><text:span text:style-name="T4">Plt la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1.133cm">
          <text:p><text:span text:style-name="T4">Plt 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3.033cm">
          <text:p><text:span text:style-name="T4">Plt bar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635cm" svg:x="4.363cm" svg:y="14.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3cm" svg:y="5.76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2cm" svg:y="6.168cm">
          <text:p><text:span text:style-name="T4">...</text:span>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4.125cm" svg:height="2.847cm" svg:x="4.369cm" svg:y="17.47cm">
          <text:p><text:span text:style-name="T2"/></text:p>
          <text:p><text:span text:style-name="T2"><text:s text:c="2"/></text:span></text:p>
        </draw:rect>
        <draw:custom-shape draw:style-name="gr10" draw:text-style-name="P8" draw:layer="layout" svg:width="4.13cm" svg:height="0.402cm" svg:x="4.363cm" svg:y="15.436cm">
          <text:p><text:span text:style-name="T1">foo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7.036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7.536cm">
          <text:p><text:span text:style-name="T1">bar: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9.336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curve" svg:x1="8.493cm" svg:y1="10.937cm" svg:x2="8.491cm" svg:y2="3.485cm" draw:start-shape="id31" draw:end-shape="id32" draw:end-glue-point="1" svg:d="m8493 10937c750 0 751-7452-2-7452">
          <text:p/>
        </draw:connector>
        <draw:custom-shape draw:style-name="gr10" draw:text-style-name="P8" draw:layer="layout" svg:width="4.13cm" svg:height="0.402cm" svg:x="4.363cm" svg:y="18.136cm">
          <text:p><text:span text:style-name="T1"><text:s text:c="2"/></text:span><text:span text:style-name="T1">ld $t9, 28($gp) // call foo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8.436cm">
          <text:p><text:span text:style-name="T1"><text:s text:c="2"/></text:span><text:span text:style-name="T1">jalr $t9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7.836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13cm" svg:height="0.402cm" svg:x="4.363cm" svg:y="18.636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33" draw:id="id33" draw:layer="layout" svg:width="4.13cm" svg:height="0.402cm" svg:x="4.363cm" svg:y="19.036cm">
          <text:p><text:span text:style-name="T1"><text:s text:c="2"/></text:span><text:span text:style-name="T1">ld $t9, 24($gp) // call la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635cm" svg:height="0.607cm" svg:x="3.387cm" svg:y="5.487cm">
          <draw:text-box>
            <text:p><text:span text:style-name="T4">2</text:span></text:p>
          </draw:text-box>
        </draw:frame>
        <draw:frame draw:style-name="gr2" draw:text-style-name="P3" draw:layer="layout" svg:width="0.635cm" svg:height="0.607cm" svg:x="8.888cm" svg:y="4.288cm">
          <draw:text-box>
            <text:p><text:span text:style-name="T4">2</text:span></text:p>
          </draw:text-box>
        </draw:frame>
        <draw:connector draw:style-name="gr15" draw:text-style-name="P4" draw:layer="layout" draw:type="curve" svg:x1="8.493cm" svg:y1="19.237cm" svg:x2="8.493cm" svg:y2="9.434cm" draw:start-shape="id33" draw:start-glue-point="1" draw:end-shape="id34" draw:end-glue-point="1" svg:d="m8493 19237c750 0 750-9803 0-9803">
          <text:p/>
        </draw:connector>
        <draw:frame draw:style-name="gr2" draw:text-style-name="P3" draw:layer="layout" svg:width="0.635cm" svg:height="0.607cm" svg:x="8.889cm" svg:y="14.189cm">
          <draw:text-box>
            <text:p><text:span text:style-name="T4">1</text:span></text:p>
          </draw:text-box>
        </draw:frame>
        <draw:custom-shape draw:style-name="gr10" draw:text-style-name="P8" xml:id="id31" draw:id="id31" draw:layer="layout" svg:width="4.13cm" svg:height="0.402cm" svg:x="4.363cm" svg:y="10.736cm">
          <text:p><text:span text:style-name="T1"><text:s text:c="2"/></text:span><text:span text:style-name="T1">jr $t9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333333" draw:marker-start-width="0.2cm" draw:marker-start-center="false" draw:marker-end-width="0.2cm" draw:marker-end-center="false" draw:fill="solid" draw:fill-color="#47b8b8" draw:fill-gradient-name="Gradient_20_7" draw:fill-hatch-name="Hatch_20_91" draw:fill-image-name="Bitmape_20_1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" style:display-name="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" style:display-name="????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1" style:display-name="?? 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2" style:display-name="?? 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" style:display-name="???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1" style:display-name="??? 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2" style:display-name="??? 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3" style:display-name="??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20_4" style:display-name="??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5" style:display-name="??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6" style:display-name="??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7" style:display-name="??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8" style:display-name="??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9" style:display-name="??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06-28T14:27:31</meta:creation-date>
    <dc:date>2015-11-26T19:54:01</dc:date>
    <meta:editing-duration>PT19H39M21S</meta:editing-duration>
    <meta:editing-cycles>79</meta:editing-cycles>
    <meta:generator>OpenOffice.org/3.3$Unix OpenOffice.org_project/330m20$Build-9567</meta:generator>
    <dc:creator>Chung-Shu Chen</dc:creator>
    <meta:document-statistic meta:object-count="379"/>
  </office:meta>
</office:document-meta>
</file>